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moryStore.hasFeatur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Store.store( String id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moryStore.loa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moryStore.MemoryStore( IdGenerator id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Store.store(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